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" style:family="table">
      <style:table-properties style:width="17cm" style:rel-width="100%" table:align="center"/>
    </style:style>
    <style:style style:name="Tabla1.A" style:family="table-column">
      <style:table-column-properties style:column-width="0.386cm" style:rel-column-width="1487*"/>
    </style:style>
    <style:style style:name="Tabla1.B" style:family="table-column">
      <style:table-column-properties style:column-width="1.388cm" style:rel-column-width="5349*"/>
    </style:style>
    <style:style style:name="Tabla1.C" style:family="table-column">
      <style:table-column-properties style:column-width="1.857cm" style:rel-column-width="7157*"/>
    </style:style>
    <style:style style:name="Tabla1.D" style:family="table-column">
      <style:table-column-properties style:column-width="1.542cm" style:rel-column-width="5941*"/>
    </style:style>
    <style:style style:name="Tabla1.E" style:family="table-column">
      <style:table-column-properties style:column-width="1.247cm" style:rel-column-width="4807*"/>
    </style:style>
    <style:style style:name="Tabla1.F" style:family="table-column">
      <style:table-column-properties style:column-width="1.644cm" style:rel-column-width="6335*"/>
    </style:style>
    <style:style style:name="Tabla1.G" style:family="table-column">
      <style:table-column-properties style:column-width="4.434cm" style:rel-column-width="17092*"/>
    </style:style>
    <style:style style:name="Tabla1.H" style:family="table-column">
      <style:table-column-properties style:column-width="0.903cm" style:rel-column-width="3484*"/>
    </style:style>
    <style:style style:name="Tabla1.I" style:family="table-column">
      <style:table-column-properties style:column-width="1.053cm" style:rel-column-width="4059*"/>
    </style:style>
    <style:style style:name="Tabla1.J" style:family="table-column">
      <style:table-column-properties style:column-width="0.31cm" style:rel-column-width="1199*"/>
    </style:style>
    <style:style style:name="Tabla1.L" style:family="table-column">
      <style:table-column-properties style:column-width="0.233cm" style:rel-column-width="895*"/>
    </style:style>
    <style:style style:name="Tabla1.M" style:family="table-column">
      <style:table-column-properties style:column-width="0.951cm" style:rel-column-width="3665*"/>
    </style:style>
    <style:style style:name="Tabla1.1" style:family="table-row">
      <style:table-row-properties fo:background-color="#fdf5e6">
        <style:background-image/>
      </style:table-row-properties>
    </style:style>
    <style:style style:name="Tabla1.A1" style:family="table-cell">
      <style:table-cell-properties style:vertical-align="middle" fo:padding="0.049cm" fo:border="none"/>
    </style:style>
    <style:style style:name="Tabla1.2" style:family="table-row">
      <style:table-row-properties fo:background-color="#ffefd5">
        <style:background-image/>
      </style:table-row-properties>
    </style:style>
    <style:style style:name="P1" style:family="paragraph" style:parent-style-name="Table_20_Contents">
      <style:paragraph-properties fo:text-align="center" style:justify-single-word="false"/>
      <style:text-properties fo:color="#800000" fo:font-size="7pt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paragraph-properties fo:margin-top="0cm" fo:margin-bottom="0.499cm" fo:text-align="center" style:justify-single-word="false"/>
    </style:style>
    <style:style style:name="T1" style:family="text">
      <style:text-properties fo:font-size="7pt"/>
    </style:style>
    <style:style style:name="T2" style:family="text">
      <style:text-properties fo:color="#800000"/>
    </style:style>
    <style:style style:name="T3" style:family="text">
      <style:text-properties fo:color="#800000" fo:font-size="7pt"/>
    </style:style>
    <style:style style:name="fr1" style:family="graphic" style:parent-style-name="Graphics">
      <style:graphic-properties fo:margin-left="0.106cm" fo:margin-right="0.106cm" fo:margin-top="0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MBIO DE ESTADO PARA PRESCRIPCIÓN <text:s/>PADRON 30517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I"/>
        <table:table-column table:style-name="Tabla1.L"/>
        <table:table-column table:style-name="Tabla1.M"/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6/1991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135725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12/1991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9.60</text:span></text:span></text:p>
          </table:table-cell>
          <table:table-cell table:style-name="Tabla1.A1" office:value-type="string">
            <text:p text:style-name="P3"><text:span text:style-name="Strong_20_Emphasis"><text:span text:style-name="T3">159.98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179.58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" text:anchor-type="as-char" svg:width="0.265cm" svg:height="0.265cm" draw:z-index="0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5/1991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127382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10/1991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9.60</text:span></text:span></text:p>
          </table:table-cell>
          <table:table-cell table:style-name="Tabla1.A1" office:value-type="string">
            <text:p text:style-name="P3"><text:span text:style-name="Strong_20_Emphasis"><text:span text:style-name="T3">161.01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180.61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" text:anchor-type="as-char" svg:width="0.265cm" svg:height="0.265cm" draw:z-index="1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4/1991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91395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2/08/1991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9.60</text:span></text:span></text:p>
          </table:table-cell>
          <table:table-cell table:style-name="Tabla1.A1" office:value-type="string">
            <text:p text:style-name="P3"><text:span text:style-name="Strong_20_Emphasis"><text:span text:style-name="T3">162.00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181.6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3" text:anchor-type="as-char" svg:width="0.265cm" svg:height="0.265cm" draw:z-index="2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3/1991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16913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1/06/1991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19.60</text:span></text:span></text:p>
          </table:table-cell>
          <table:table-cell table:style-name="Tabla1.A1" office:value-type="string">
            <text:p text:style-name="P3"><text:span text:style-name="Strong_20_Emphasis"><text:span text:style-name="T3">163.05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182.65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4" text:anchor-type="as-char" svg:width="0.265cm" svg:height="0.265cm" draw:z-index="3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2/1991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39042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4/1991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8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5" text:anchor-type="as-char" svg:width="0.265cm" svg:height="0.265cm" draw:z-index="4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1/1991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40417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1/02/1991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8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6" text:anchor-type="as-char" svg:width="0.265cm" svg:height="0.265cm" draw:z-index="5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6/1990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48415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07/12/1990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8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7" text:anchor-type="as-char" svg:width="0.265cm" svg:height="0.265cm" draw:z-index="6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5/1990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49055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22/10/1990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8" text:anchor-type="as-char" svg:width="0.265cm" svg:height="0.265cm" draw:z-index="7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4/1990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51222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8/1990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9" text:anchor-type="as-char" svg:width="0.265cm" svg:height="0.265cm" draw:z-index="8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3/1990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17105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2/07/1990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0" text:anchor-type="as-char" svg:width="0.265cm" svg:height="0.265cm" draw:z-index="9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2/1990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39050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6/04/1990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1" text:anchor-type="as-char" svg:width="0.265cm" svg:height="0.265cm" draw:z-index="10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1/1990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44110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6/02/1990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2" text:anchor-type="as-char" svg:width="0.265cm" svg:height="0.265cm" draw:z-index="11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7</text:p>
          </table:table-cell>
          <table:table-cell table:style-name="Tabla1.A1" office:value-type="string">
            <text:p text:style-name="P5"><text:span text:style-name="Strong_20_Emphasis"><text:span text:style-name="T3">007/1989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46691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5/09/1989</text:span></text:span></text:p>
          </table:table-cell>
          <table:table-cell table:style-name="Tabla1.A1" office:value-type="string">
            <text:p text:style-name="P2"><text:span text:style-name="Strong_20_Emphasis"><text:span text:style-name="T3">CUOTA BASICA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3" text:anchor-type="as-char" svg:width="0.265cm" svg:height="0.265cm" draw:z-index="12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7</text:p>
          </table:table-cell>
          <table:table-cell table:style-name="Tabla1.A1" office:value-type="string">
            <text:p text:style-name="P5"><text:span text:style-name="Strong_20_Emphasis"><text:span text:style-name="T3">006/1989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46340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07/12/1989</text:span></text:span></text:p>
          </table:table-cell>
          <table:table-cell table:style-name="Tabla1.A1" office:value-type="string">
            <text:p text:style-name="P2"><text:span text:style-name="Strong_20_Emphasis"><text:span text:style-name="T3">CUOTA BASICA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4" text:anchor-type="as-char" svg:width="0.265cm" svg:height="0.265cm" draw:z-index="13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7</text:p>
          </table:table-cell>
          <table:table-cell table:style-name="Tabla1.A1" office:value-type="string">
            <text:p text:style-name="P5"><text:span text:style-name="Strong_20_Emphasis"><text:span text:style-name="T3">005/1989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49152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3/10/1989</text:span></text:span></text:p>
          </table:table-cell>
          <table:table-cell table:style-name="Tabla1.A1" office:value-type="string">
            <text:p text:style-name="P2"><text:span text:style-name="Strong_20_Emphasis"><text:span text:style-name="T3">CUOTA BASICA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5" text:anchor-type="as-char" svg:width="0.265cm" svg:height="0.265cm" draw:z-index="14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7</text:p>
          </table:table-cell>
          <table:table-cell table:style-name="Tabla1.A1" office:value-type="string">
            <text:p text:style-name="P5"><text:span text:style-name="Strong_20_Emphasis"><text:span text:style-name="T3">004/1989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17587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8/1989</text:span></text:span></text:p>
          </table:table-cell>
          <table:table-cell table:style-name="Tabla1.A1" office:value-type="string">
            <text:p text:style-name="P2"><text:span text:style-name="Strong_20_Emphasis"><text:span text:style-name="T3">CUOTA BASICA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6" text:anchor-type="as-char" svg:width="0.265cm" svg:height="0.265cm" draw:z-index="15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7</text:p>
          </table:table-cell>
          <table:table-cell table:style-name="Tabla1.A1" office:value-type="string">
            <text:p text:style-name="P5"><text:span text:style-name="Strong_20_Emphasis"><text:span text:style-name="T3">003/1989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57325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08/06/1989</text:span></text:span></text:p>
          </table:table-cell>
          <table:table-cell table:style-name="Tabla1.A1" office:value-type="string">
            <text:p text:style-name="P2"><text:span text:style-name="Strong_20_Emphasis"><text:span text:style-name="T3">CUOTA BASICA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7" text:anchor-type="as-char" svg:width="0.265cm" svg:height="0.265cm" draw:z-index="16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7</text:p>
          </table:table-cell>
          <table:table-cell table:style-name="Tabla1.A1" office:value-type="string">
            <text:p text:style-name="P5"><text:span text:style-name="Strong_20_Emphasis"><text:span text:style-name="T3">002/1989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40425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3/04/1989</text:span></text:span></text:p>
          </table:table-cell>
          <table:table-cell table:style-name="Tabla1.A1" office:value-type="string">
            <text:p text:style-name="P2"><text:span text:style-name="Strong_20_Emphasis"><text:span text:style-name="T3">CUOTA BASICA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8" text:anchor-type="as-char" svg:width="0.265cm" svg:height="0.265cm" draw:z-index="17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7</text:p>
          </table:table-cell>
          <table:table-cell table:style-name="Tabla1.A1" office:value-type="string">
            <text:p text:style-name="P5"><text:span text:style-name="Strong_20_Emphasis"><text:span text:style-name="T3">001/1989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48083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6/02/1989</text:span></text:span></text:p>
          </table:table-cell>
          <table:table-cell table:style-name="Tabla1.A1" office:value-type="string">
            <text:p text:style-name="P2"><text:span text:style-name="Strong_20_Emphasis"><text:span text:style-name="T3">CUOTA BASICA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19" text:anchor-type="as-char" svg:width="0.265cm" svg:height="0.265cm" draw:z-index="18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6/1988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45182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07/12/1988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0" text:anchor-type="as-char" svg:width="0.265cm" svg:height="0.265cm" draw:z-index="19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5/1988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46497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3/10/1988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1" text:anchor-type="as-char" svg:width="0.265cm" svg:height="0.265cm" draw:z-index="20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4/1988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20459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8/1988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2" text:anchor-type="as-char" svg:width="0.265cm" svg:height="0.265cm" draw:z-index="21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3/1988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41421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08/06/1988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3" text:anchor-type="as-char" svg:width="0.265cm" svg:height="0.265cm" draw:z-index="22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ext:soft-page-break/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2/1988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42964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3/04/1988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4" text:anchor-type="as-char" svg:width="0.265cm" svg:height="0.265cm" draw:z-index="23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1/1988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47134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6/02/1988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5" text:anchor-type="as-char" svg:width="0.265cm" svg:height="0.265cm" draw:z-index="24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6/1987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45190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07/12/1987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6" text:anchor-type="as-char" svg:width="0.265cm" svg:height="0.265cm" draw:z-index="25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5/1987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52715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3/10/1987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09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7" text:anchor-type="as-char" svg:width="0.265cm" svg:height="0.265cm" draw:z-index="26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4/1987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46023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0/08/1987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1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8" text:anchor-type="as-char" svg:width="0.265cm" svg:height="0.265cm" draw:z-index="27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3/1987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48130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08/06/1987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1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29" text:anchor-type="as-char" svg:width="0.265cm" svg:height="0.265cm" draw:z-index="28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2/1987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20441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3/04/1987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1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30" text:anchor-type="as-char" svg:width="0.265cm" svg:height="0.265cm" draw:z-index="29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5"><text:span text:style-name="Strong_20_Emphasis"><text:span text:style-name="T3">001/1987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18041413</text:span></text:span></text:a> </text:p>
          </table:table-cell>
          <table:table-cell table:style-name="Tabla1.A1" office:value-type="string">
            <text:p text:style-name="P2"><text:span text:style-name="Strong_20_Emphasis"><text:span text:style-name="T3">Adeudado</text:span></text:span></text:p>
          </table:table-cell>
          <table:table-cell table:style-name="Tabla1.A1" office:value-type="string">
            <text:p text:style-name="P2"><text:span text:style-name="Strong_20_Emphasis"><text:span text:style-name="T3">Judicial</text:span></text:span></text:p>
          </table:table-cell>
          <table:table-cell table:style-name="Tabla1.A1" office:value-type="string">
            <text:p text:style-name="P3"><text:span text:style-name="Strong_20_Emphasis"><text:span text:style-name="T3">16/02/1987</text:span></text:span></text:p>
          </table:table-cell>
          <table:table-cell table:style-name="Tabla1.A1" office:value-type="string">
            <text:p text:style-name="P2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3"><text:span text:style-name="Strong_20_Emphasis"><text:span text:style-name="T3">0.01</text:span></text:span></text:p>
          </table:table-cell>
          <table:table-cell table:style-name="Tabla1.A1" office:value-type="string">
            <text:p text:style-name="P3"><text:span text:style-name="Strong_20_Emphasis"><text:span text:style-name="T3">0.10</text:span></text:span></text:p>
          </table:table-cell>
          <table:table-cell table:style-name="Tabla1.A1" office:value-type="string">
            <text:p text:style-name="P3"><text:span text:style-name="Strong_20_Emphasis"><text:span text:style-name="T2"> </text:span></text:span></text:p>
          </table:table-cell>
          <table:table-cell table:style-name="Tabla1.A1" office:value-type="string">
            <text:p text:style-name="P3"><text:span text:style-name="Strong_20_Emphasis"><text:span text:style-name="T3">0.11</text:span></text:span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2"><text:span text:style-name="Strong_20_Emphasis"><text:span text:style-name="T2"><draw:frame draw:style-name="fr1" draw:name="gráficos31" text:anchor-type="as-char" svg:width="0.265cm" svg:height="0.265cm" draw:z-index="30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scb mscb</meta:initial-creator>
    <meta:creation-date>2017-12-04T10:36:32.01</meta:creation-date>
    <meta:document-statistic meta:table-count="1" meta:image-count="31" meta:object-count="0" meta:page-count="2" meta:paragraph-count="373" meta:word-count="396" meta:character-count="2619"/>
    <dc:date>2017-12-04T10:38:31.93</dc:date>
    <dc:creator>mscb mscb</dc:creator>
    <meta:editing-duration>PT2M</meta:editing-duration>
    <meta:editing-cycles>1</meta:editing-cycles>
    <meta:generator>OpenOffice/4.0.0$Win32 OpenOffice.org_project/400m3$Build-9702</meta:generator>
  </office:meta>
</office:document-meta>
</file>